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1.1437in"/>
    </style:style>
    <style:style style:name="co4" style:family="table-column">
      <style:table-column-properties fo:break-before="auto" style:column-width="0.3575in"/>
    </style:style>
    <style:style style:name="co5" style:family="table-column">
      <style:table-column-properties fo:break-before="auto" style:column-width="1.2516in"/>
    </style:style>
    <style:style style:name="co6" style:family="table-column">
      <style:table-column-properties fo:break-before="auto" style:column-width="1.5201in"/>
    </style:style>
    <style:style style:name="co7" style:family="table-column">
      <style:table-column-properties fo:break-before="auto" style:column-width="3.0591in"/>
    </style:style>
    <style:style style:name="co8" style:family="table-column">
      <style:table-column-properties fo:break-before="auto" style:column-width="1.1835in"/>
    </style:style>
    <style:style style:name="co9" style:family="table-column">
      <style:table-column-properties fo:break-before="auto" style:column-width="0.6701in"/>
    </style:style>
    <style:style style:name="co10" style:family="table-column">
      <style:table-column-properties fo:break-before="auto" style:column-width="0.498in"/>
    </style:style>
    <style:style style:name="co11" style:family="table-column">
      <style:table-column-properties fo:break-before="auto" style:column-width="2.661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26pt solid #000000" fo:padding="0.028in" style:vertical-align="middle"/>
      <style:paragraph-properties fo:text-align="start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26pt solid #000000" fo:padding="0.028in" style:vertical-align="middle"/>
      <style:paragraph-properties fo:text-align="start" fo:margin-left="0in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Ubuntu" fo:font-size="8pt" style:font-size-asian="8pt" style:font-size-complex="8pt"/>
    </style:style>
    <style:style style:name="ce4" style:family="table-cell" style:parent-style-name="Default">
      <style:table-cell-properties fo:border="0.26pt solid #000000" fo:padding="0.028in" style:vertical-align="middle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fo:padding="0.028in" style:vertical-align="middle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26pt solid #000000" fo:padding="0.028in" style:vertical-align="middle"/>
      <style:paragraph-properties fo:text-align="center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26pt solid #000000" fo:padding="0.028in" style:vertical-align="middle"/>
      <style:paragraph-properties fo:text-align="center" fo:margin-left="0in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808080" fo:padding="0.028in" style:vertical-align="middle"/>
      <style:paragraph-properties fo:text-align="start" fo:margin-left="0in"/>
      <style:text-properties style:font-name="Ubuntu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wrap-option="wrap" fo:border="0.26pt solid #000000" fo:padding="0.028in" style:vertical-align="middle"/>
      <style:paragraph-properties fo:text-align="start" fo:margin-left="0in"/>
      <style:text-properties style:use-window-font-color="true" style:text-outline="false" style:text-line-through-style="none" style:font-name="Ubuntu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4">
      <style:table-cell-properties style:text-align-source="fix" style:repeat-content="false" fo:border="0.26pt solid #000000" fo:padding="0.028in" style:vertical-align="middle"/>
      <style:paragraph-properties fo:text-align="end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04">
      <style:table-cell-properties style:text-align-source="fix" style:repeat-content="false" fo:border="0.26pt solid #000000" fo:padding="0.028in" style:vertical-align="middle"/>
      <style:paragraph-properties fo:text-align="end" fo:margin-left="0in"/>
      <style:text-properties style:font-name="Ubuntu" fo:font-size="8pt" style:font-size-asian="8pt" style:font-size-complex="8pt"/>
    </style:style>
    <style:style style:name="ce13" style:family="table-cell" style:parent-style-name="Default" style:data-style-name="N104">
      <style:table-cell-properties style:text-align-source="fix" style:repeat-content="false" fo:border="0.06pt solid #808080" fo:padding="0.028in" style:vertical-align="middle"/>
      <style:paragraph-properties fo:text-align="end" fo:margin-left="0in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Ubuntu"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8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3" table:default-cell-style-name="ce5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6" office:value-type="string">
            <text:p>Q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Supplier Ref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Link</text:p>
          </table:table-cell>
          <table:table-cell table:style-name="ce11" office:value-type="string">
            <text:p>Unit Cost</text:p>
          </table:table-cell>
          <table:table-cell table:style-name="ce11" office:value-type="string">
            <text:p>Total</text:p>
          </table:table-cell>
          <table:table-cell table:style-name="ce14"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B1,B2,B3,B4,B5,B6,B7,B8,B9,B12,B13,B14,B15,P1</text:p>
          </table:table-cell>
          <table:table-cell table:style-name="ce4" office:value-type="string">
            <text:p>I/O</text:p>
          </table:table-cell>
          <table:table-cell table:style-name="ce7" office:value-type="float" office:value="14">
            <text:p>14</text:p>
          </table:table-cell>
          <table:table-cell table:style-name="ce4" office:value-type="string">
            <text:p>I/O</text:p>
          </table:table-cell>
          <table:table-cell table:style-name="ce4"/>
          <table:table-cell table:style-name="ce4" office:value-type="string">
            <text:p>break out pads</text:p>
          </table:table-cell>
          <table:table-cell table:style-name="ce4"/>
          <table:table-cell table:style-name="ce12" office:value-type="currency" office:currency="USD" office:value="0">
            <text:p>$0.00</text:p>
          </table:table-cell>
          <table:table-cell table:style-name="ce12" table:formula="of:=[.I2]*[.D2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string">
            <text:p>B10,B11,B16,B17</text:p>
          </table:table-cell>
          <table:table-cell table:style-name="ce4" office:value-type="string">
            <text:p>I/O_ADR</text:p>
          </table:table-cell>
          <table:table-cell table:style-name="ce7" office:value-type="float" office:value="4">
            <text:p>4</text:p>
          </table:table-cell>
          <table:table-cell table:style-name="ce4" office:value-type="string">
            <text:p>I/O</text:p>
          </table:table-cell>
          <table:table-cell table:style-name="ce4"/>
          <table:table-cell table:style-name="ce4" office:value-type="string">
            <text:p>break out pads</text:p>
          </table:table-cell>
          <table:table-cell table:style-name="ce4"/>
          <table:table-cell table:style-name="ce12" office:value-type="currency" office:currency="USD" office:value="0">
            <text:p>$0.00</text:p>
          </table:table-cell>
          <table:table-cell table:style-name="ce12" table:formula="of:=[.I3]*[.D3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4" office:value-type="string">
            <text:p>BT1</text:p>
          </table:table-cell>
          <table:table-cell table:style-name="ce4" office:value-type="string">
            <text:p>CR1632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BATT_RTC</text:p>
          </table:table-cell>
          <table:table-cell table:style-name="ce2" office:value-type="string">
            <text:p>BHX1-1632-SM-ND</text:p>
          </table:table-cell>
          <table:table-cell table:style-name="ce2" office:value-type="string">
            <text:p>SMD Battery socket for CR2032</text:p>
          </table:table-cell>
          <table:table-cell table:style-name="ce10" office:value-type="string">
            <text:p><text:a xlink:href="http://search.digikey.com/us/en/products/BHX1-1632-SM/BHX1-1632-SM-ND/2194759">http://search.digikey.com/us/en/products/BHX1-1632-SM/BHX1-1632-SM-ND/2194759</text:a></text:p>
          </table:table-cell>
          <table:table-cell table:style-name="ce12" office:value-type="currency" office:currency="USD" office:value="0.407">
            <text:p>$0.41</text:p>
          </table:table-cell>
          <table:table-cell table:style-name="ce12" table:formula="of:=[.I4]*[.D4]" office:value-type="currency" office:currency="USD" office:value="0.407">
            <text:p>$0.41</text:p>
          </table:table-cell>
          <table:table-cell table:number-columns-repeated="101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office:value-type="string">
            <text:p>C1,C4,C7,C8,C9</text:p>
          </table:table-cell>
          <table:table-cell table:style-name="ce4" office:value-type="string">
            <text:p>c_0805</text:p>
          </table:table-cell>
          <table:table-cell table:style-name="ce7" office:value-type="float" office:value="5">
            <text:p>5</text:p>
          </table:table-cell>
          <table:table-cell table:style-name="ce4" office:value-type="string">
            <text:p>100n</text:p>
          </table:table-cell>
          <table:table-cell table:style-name="ce2" office:value-type="string">
            <text:p>490-1734-1-ND</text:p>
          </table:table-cell>
          <table:table-cell table:style-name="ce2" office:value-type="string">
            <text:p>C7 not used (Reset Cap On FTDI)</text:p>
          </table:table-cell>
          <table:table-cell table:style-name="ce10" office:value-type="string">
            <text:p><text:a xlink:href="http://search.digikey.com/scripts/DkSearch/dksus.dll?Detail&amp;name=490-1734-1-ND">http://search.digikey.com/scripts/DkSearch/dksus.dll?Detail&amp;name=490-1734-1-ND</text:a> </text:p>
          </table:table-cell>
          <table:table-cell table:style-name="ce12" office:value-type="currency" office:currency="USD" office:value="0.117">
            <text:p>$0.12</text:p>
          </table:table-cell>
          <table:table-cell table:style-name="ce12" table:formula="of:=[.I5]*[.D5]" office:value-type="currency" office:currency="USD" office:value="0.585">
            <text:p>$0.59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C2,C5</text:p>
          </table:table-cell>
          <table:table-cell table:style-name="ce4" office:value-type="string">
            <text:p>c_0805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1u</text:p>
          </table:table-cell>
          <table:table-cell table:style-name="ce2" office:value-type="string">
            <text:p>445-1589-1-ND</text:p>
          </table:table-cell>
          <table:table-cell table:style-name="ce2" office:value-type="string">
            <text:p>Non-electrolytic (Ceramic)</text:p>
          </table:table-cell>
          <table:table-cell table:style-name="ce10" office:value-type="string">
            <text:p><text:a xlink:href="http://search.digikey.com/scripts/DkSearch/dksus.dll?Detail&amp;name=445-1589-1-ND">http://search.digikey.com/scripts/DkSearch/dksus.dll?Detail&amp;name=445-1589-1-ND</text:a> </text:p>
          </table:table-cell>
          <table:table-cell table:style-name="ce12" office:value-type="currency" office:currency="USD" office:value="0.125">
            <text:p>$0.13</text:p>
          </table:table-cell>
          <table:table-cell table:style-name="ce12" table:formula="of:=[.I6]*[.D6]" office:value-type="currency" office:currency="USD" office:value="0.25">
            <text:p>$0.25</text:p>
          </table:table-cell>
          <table:table-cell table:number-columns-repeated="101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string">
            <text:p>C3</text:p>
          </table:table-cell>
          <table:table-cell table:style-name="ce4" office:value-type="string">
            <text:p>c_0805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2u2_Tant</text:p>
          </table:table-cell>
          <table:table-cell table:style-name="ce2" office:value-type="string">
            <text:p>493-4091-1-ND</text:p>
          </table:table-cell>
          <table:table-cell table:style-name="ce2"/>
          <table:table-cell table:style-name="ce10" office:value-type="string">
            <text:p><text:a xlink:href="http://search.digikey.com/us/en/products/F920J225MPA/493-4091-1-ND/2529818">http://search.digikey.com/us/en/products/F920J225MPA/493-4091-1-ND/2529818</text:a></text:p>
          </table:table-cell>
          <table:table-cell table:style-name="ce12" office:value-type="currency" office:currency="USD" office:value="0.365">
            <text:p>$0.37</text:p>
          </table:table-cell>
          <table:table-cell table:style-name="ce12" table:formula="of:=[.I7]*[.D7]" office:value-type="currency" office:currency="USD" office:value="0.365">
            <text:p>$0.37</text:p>
          </table:table-cell>
          <table:table-cell table:number-columns-repeated="101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4" office:value-type="string">
            <text:p>C6</text:p>
          </table:table-cell>
          <table:table-cell table:style-name="ce4" office:value-type="string">
            <text:p>C_ELCO_SMD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47u,10V</text:p>
          </table:table-cell>
          <table:table-cell table:style-name="ce2" office:value-type="string">
            <text:p>PCE3875CT-ND</text:p>
          </table:table-cell>
          <table:table-cell table:style-name="ce2" office:value-type="string">
            <text:p>Electrolytic, SMD</text:p>
          </table:table-cell>
          <table:table-cell table:style-name="ce10" office:value-type="string">
            <text:p><text:a xlink:href="http://search.digikey.com/scripts/DkSearch/dksus.dll?Detail&amp;name=PCE3875CT-ND">http://search.digikey.com/scripts/DkSearch/dksus.dll?Detail&amp;name=PCE3875CT-ND</text:a> </text:p>
          </table:table-cell>
          <table:table-cell table:style-name="ce12" office:value-type="currency" office:currency="USD" office:value="0.43">
            <text:p>$0.43</text:p>
          </table:table-cell>
          <table:table-cell table:style-name="ce12" table:formula="of:=[.I8]*[.D8]" office:value-type="currency" office:currency="USD" office:value="0.43">
            <text:p>$0.43</text:p>
          </table:table-cell>
          <table:table-cell table:number-columns-repeated="1014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4" office:value-type="string">
            <text:p>C10,C11</text:p>
          </table:table-cell>
          <table:table-cell table:style-name="ce4" office:value-type="string">
            <text:p>c_0805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22pF</text:p>
          </table:table-cell>
          <table:table-cell table:style-name="ce2" office:value-type="string">
            <text:p>709-1172-1-ND</text:p>
          </table:table-cell>
          <table:table-cell table:style-name="ce2"/>
          <table:table-cell table:style-name="ce10" office:value-type="string">
            <text:p><text:a xlink:href="http://search.digikey.com/us/en/products/500R15N220JV4T/709-1172-1-ND/1859504">http://search.digikey.com/us/en/products/500R15N220JV4T/709-1172-1-ND/1859504</text:a></text:p>
          </table:table-cell>
          <table:table-cell table:style-name="ce12" office:value-type="currency" office:currency="USD" office:value="0.044">
            <text:p>$0.04</text:p>
          </table:table-cell>
          <table:table-cell table:style-name="ce12" table:formula="of:=[.I9]*[.D9]" office:value-type="currency" office:currency="USD" office:value="0.088">
            <text:p>$0.09</text:p>
          </table:table-cell>
          <table:table-cell table:number-columns-repeated="101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4" office:value-type="string">
            <text:p>D1,D2</text:p>
          </table:table-cell>
          <table:table-cell table:style-name="ce4" office:value-type="string">
            <text:p>d_0805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LED</text:p>
          </table:table-cell>
          <table:table-cell table:style-name="ce2" office:value-type="string">
            <text:p>475-2555-1-ND</text:p>
          </table:table-cell>
          <table:table-cell table:style-name="ce2" office:value-type="string">
            <text:p>Just 2mA current, see R5 and R8</text:p>
          </table:table-cell>
          <table:table-cell table:style-name="ce10" office:value-type="string">
            <text:p><text:a xlink:href="http://search.digikey.com/scripts/DkSearch/dksus.dll?Detail&amp;name=475-2555-1-ND">http://search.digikey.com/scripts/DkSearch/dksus.dll?Detail&amp;name=475-2555-1-ND</text:a> </text:p>
          </table:table-cell>
          <table:table-cell table:style-name="ce12" office:value-type="currency" office:currency="USD" office:value="0.135">
            <text:p>$0.14</text:p>
          </table:table-cell>
          <table:table-cell table:style-name="ce12" table:formula="of:=[.I10]*[.D10]" office:value-type="currency" office:currency="USD" office:value="0.27">
            <text:p>$0.27</text:p>
          </table:table-cell>
          <table:table-cell table:number-columns-repeated="1014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4" office:value-type="string">
            <text:p>IC1</text:p>
          </table:table-cell>
          <table:table-cell table:style-name="ce4" office:value-type="string">
            <text:p>TQFP32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ATMEGA8-AI</text:p>
          </table:table-cell>
          <table:table-cell table:style-name="ce2" office:value-type="string">
            <text:p>ATMEGA8A-AU-ND</text:p>
          </table:table-cell>
          <table:table-cell table:style-name="ce2" office:value-type="string">
            <text:p>Micro-controller</text:p>
          </table:table-cell>
          <table:table-cell table:style-name="ce10" office:value-type="string">
            <text:p><text:a xlink:href="http://search.digikey.com/scripts/DkSearch/dksus.dll?Detail&amp;name=ATMEGA8A-AU-ND">http://search.digikey.com/scripts/DkSearch/dksus.dll?Detail&amp;name=ATMEGA8A-AU-ND</text:a> </text:p>
          </table:table-cell>
          <table:table-cell table:style-name="ce12" office:value-type="currency" office:currency="USD" office:value="3.21">
            <text:p>$3.21</text:p>
          </table:table-cell>
          <table:table-cell table:style-name="ce12" table:formula="of:=[.I11]*[.D11]" office:value-type="currency" office:currency="USD" office:value="3.21">
            <text:p>$3.21</text:p>
          </table:table-cell>
          <table:table-cell table:number-columns-repeated="1014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IN_ARRAY_4x1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COMM_R</text:p>
          </table:table-cell>
          <table:table-cell table:style-name="ce2" office:value-type="string">
            <text:p>609-3465-ND</text:p>
          </table:table-cell>
          <table:table-cell table:style-name="ce2" office:value-type="string">
            <text:p>C3SB terminations</text:p>
          </table:table-cell>
          <table:table-cell table:style-name="ce10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12" table:formula="of:=(0.817*0.5)" office:value-type="currency" office:currency="USD" office:value="0.4085">
            <text:p>$0.41</text:p>
          </table:table-cell>
          <table:table-cell table:style-name="ce12" table:formula="of:=[.I12]*[.D12]" office:value-type="currency" office:currency="USD" office:value="0.4085">
            <text:p>$0.41</text:p>
          </table:table-cell>
          <table:table-cell office:value-type="string">
            <text:p>half a stick of 36 way Bergtik for P2, P4, P5, P6</text:p>
          </table:table-cell>
          <table:table-cell table:number-columns-repeated="1013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4" office:value-type="string">
            <text:p>P4,P5</text:p>
          </table:table-cell>
          <table:table-cell table:style-name="ce4" office:value-type="string">
            <text:p>PIN_ARRAY-6X1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CONN_6</text:p>
          </table:table-cell>
          <table:table-cell table:style-name="ce2" office:value-type="string">
            <text:p>609-3465-ND</text:p>
          </table:table-cell>
          <table:table-cell table:style-name="ce2" office:value-type="string">
            <text:p>Buckler Interface</text:p>
          </table:table-cell>
          <table:table-cell table:style-name="ce10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12" office:value-type="currency" office:currency="USD" office:value="0">
            <text:p>$0.00</text:p>
          </table:table-cell>
          <table:table-cell table:style-name="ce12" table:formula="of:=[.I13]*[.D13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4" office:value-type="string">
            <text:p>P6</text:p>
          </table:table-cell>
          <table:table-cell table:style-name="ce4" office:value-type="string">
            <text:p>pin_strip_2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CONN_2</text:p>
          </table:table-cell>
          <table:table-cell table:style-name="ce2" office:value-type="string">
            <text:p>609-3465-ND</text:p>
          </table:table-cell>
          <table:table-cell table:style-name="ce2" office:value-type="string">
            <text:p>Ext. 9V Battery</text:p>
          </table:table-cell>
          <table:table-cell table:style-name="ce10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12" office:value-type="currency" office:currency="USD" office:value="0">
            <text:p>$0.00</text:p>
          </table:table-cell>
          <table:table-cell table:style-name="ce12" table:formula="of:=[.I14]*[.D14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4" office:value-type="string">
            <text:p>P8</text:p>
          </table:table-cell>
          <table:table-cell table:style-name="ce4" office:value-type="string">
            <text:p>pin_strip_6-9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FTDI</text:p>
          </table:table-cell>
          <table:table-cell table:style-name="ce2" office:value-type="string">
            <text:p>609-2226-ND</text:p>
          </table:table-cell>
          <table:table-cell table:style-name="ce2" office:value-type="string">
            <text:p>FTDI&lt;-&gt;USB</text:p>
          </table:table-cell>
          <table:table-cell table:style-name="ce10" office:value-type="string">
            <text:p><text:a xlink:href="http://search.digikey.com/scripts/DkSearch/dksus.dll?Detail&amp;name=609-2226-ND">http://search.digikey.com/scripts/DkSearch/dksus.dll?Detail&amp;name=609-2226-ND</text:a> </text:p>
          </table:table-cell>
          <table:table-cell table:style-name="ce12" table:formula="of:=(1.94/6)" office:value-type="currency" office:currency="USD" office:value="0.323333333333333">
            <text:p>$0.32</text:p>
          </table:table-cell>
          <table:table-cell table:style-name="ce12" table:formula="of:=[.I15]*[.D15]" office:value-type="currency" office:currency="USD" office:value="0.323333333333333">
            <text:p>$0.32</text:p>
          </table:table-cell>
          <table:table-cell office:value-type="string">
            <text:p>one sixth of a 36 way BergStik, 90 deg.</text:p>
          </table:table-cell>
          <table:table-cell table:number-columns-repeated="101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4" office:value-type="string">
            <text:p>P9</text:p>
          </table:table-cell>
          <table:table-cell table:style-name="ce4" office:value-type="string">
            <text:p>ISP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ISP</text:p>
          </table:table-cell>
          <table:table-cell table:style-name="ce2" office:value-type="string">
            <text:p>609-3456-ND</text:p>
          </table:table-cell>
          <table:table-cell table:style-name="ce2" office:value-type="string">
            <text:p>ISP Programming Interface</text:p>
          </table:table-cell>
          <table:table-cell table:style-name="ce10" office:value-type="string">
            <text:p><text:a xlink:href="http://search.digikey.com/scripts/DkSearch/dksus.dll?Detail&amp;name=609-3456-ND">http://search.digikey.com/scripts/DkSearch/dksus.dll?Detail&amp;name=609-3456-ND</text:a> </text:p>
          </table:table-cell>
          <table:table-cell table:style-name="ce12" table:formula="of:=(1.84/5)" office:value-type="currency" office:currency="USD" office:value="0.368">
            <text:p>$0.37</text:p>
          </table:table-cell>
          <table:table-cell table:style-name="ce12" table:formula="of:=[.I16]*[.D16]" office:value-type="currency" office:currency="USD" office:value="0.368">
            <text:p>$0.37</text:p>
          </table:table-cell>
          <table:table-cell office:value-type="string">
            <text:p>one fifth of a 30 way BergStik, 90 deg. , 2 row</text:p>
          </table:table-cell>
          <table:table-cell table:number-columns-repeated="101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4" office:value-type="string">
            <text:p>P10,P11</text:p>
          </table:table-cell>
          <table:table-cell table:style-name="ce4" office:value-type="string">
            <text:p>Sck-04-F-SMT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CD2</text:p>
          </table:table-cell>
          <table:table-cell table:style-name="ce2" office:value-type="string">
            <text:p>S5635-ND</text:p>
          </table:table-cell>
          <table:table-cell table:style-name="ce2" office:value-type="string">
            <text:p>ChronoDot/rtcBoB compatible connections</text:p>
          </table:table-cell>
          <table:table-cell table:style-name="ce10" office:value-type="string">
            <text:p><text:a xlink:href="http://search.digikey.com/scripts/DkSearch/dksus.dll?vendor=0&amp;keywords=S5635-ND">http://search.digikey.com/scripts/DkSearch/dksus.dll?vendor=0&amp;keywords=S5635-ND</text:a> </text:p>
          </table:table-cell>
          <table:table-cell table:style-name="ce12" office:value-type="currency" office:currency="USD" office:value="0.67">
            <text:p>$0.67</text:p>
          </table:table-cell>
          <table:table-cell table:style-name="ce12" table:formula="of:=[.I17]*[.D17]" office:value-type="currency" office:currency="USD" office:value="1.34">
            <text:p>$1.34</text:p>
          </table:table-cell>
          <table:table-cell table:number-columns-repeated="1014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4" office:value-type="string">
            <text:p>P12,P13</text:p>
          </table:table-cell>
          <table:table-cell table:style-name="ce4" office:value-type="string">
            <text:p>Sck-04-F-SMT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CD1</text:p>
          </table:table-cell>
          <table:table-cell table:style-name="ce2"/>
          <table:table-cell table:style-name="ce2" office:value-type="string">
            <text:p>either P10+P12 or P11+P13</text:p>
          </table:table-cell>
          <table:table-cell table:style-name="ce2" office:value-type="string">
            <text:p>--</text:p>
          </table:table-cell>
          <table:table-cell table:style-name="ce12" office:value-type="currency" office:currency="USD" office:value="0">
            <text:p>$0.00</text:p>
          </table:table-cell>
          <table:table-cell table:style-name="ce12" table:formula="of:=[.I18]*[.D18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4" office:value-type="string">
            <text:p>PCB1</text:p>
          </table:table-cell>
          <table:table-cell table:style-name="ce4" office:value-type="string">
            <text:p>PCB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PCB</text:p>
          </table:table-cell>
          <table:table-cell table:style-name="ce4"/>
          <table:table-cell table:style-name="ce4" office:value-type="string">
            <text:p>dorkbotpdx</text:p>
          </table:table-cell>
          <table:table-cell table:style-name="ce4"/>
          <table:table-cell table:style-name="ce12" office:value-type="currency" office:currency="USD" office:value="14.4">
            <text:p>$14.40</text:p>
          </table:table-cell>
          <table:table-cell table:style-name="ce12" table:formula="of:=[.I19]*[.D19]" office:value-type="currency" office:currency="USD" office:value="14.4">
            <text:p>$14.40</text:p>
          </table:table-cell>
          <table:table-cell table:number-columns-repeated="1014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4" office:value-type="string">
            <text:p>R1,R2,R3,R4,R6,R7</text:p>
          </table:table-cell>
          <table:table-cell table:style-name="ce4" office:value-type="string">
            <text:p>r_0805</text:p>
          </table:table-cell>
          <table:table-cell table:style-name="ce7" office:value-type="float" office:value="6">
            <text:p>6</text:p>
          </table:table-cell>
          <table:table-cell table:style-name="ce4" office:value-type="string">
            <text:p>10k</text:p>
          </table:table-cell>
          <table:table-cell table:style-name="ce2" office:value-type="string">
            <text:p>RR12P10.0KDCT-ND</text:p>
          </table:table-cell>
          <table:table-cell table:style-name="ce2" office:value-type="string">
            <text:p>SMD Resistors</text:p>
          </table:table-cell>
          <table:table-cell table:style-name="ce10" office:value-type="string">
            <text:p><text:a xlink:href="http://search.digikey.com/scripts/DkSearch/dksus.dll?Detail&amp;name=RR12P10.0KDCT-ND">http://search.digikey.com/scripts/DkSearch/dksus.dll?Detail&amp;name=RR12P10.0KDCT-ND</text:a> </text:p>
          </table:table-cell>
          <table:table-cell table:style-name="ce12" office:value-type="currency" office:currency="USD" office:value="0.148">
            <text:p>$0.15</text:p>
          </table:table-cell>
          <table:table-cell table:style-name="ce12" table:formula="of:=[.I20]*[.D20]" office:value-type="currency" office:currency="USD" office:value="0.888">
            <text:p>$0.89</text:p>
          </table:table-cell>
          <table:table-cell table:number-columns-repeated="1014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4" office:value-type="string">
            <text:p>R5,R8</text:p>
          </table:table-cell>
          <table:table-cell table:style-name="ce4" office:value-type="string">
            <text:p>r_0805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470E</text:p>
          </table:table-cell>
          <table:table-cell table:style-name="ce2" office:value-type="string">
            <text:p>RR12P1.5KDCT-ND</text:p>
          </table:table-cell>
          <table:table-cell table:style-name="ce2" office:value-type="string">
            <text:p>use 1k5 instead of 470E - SMD LED=2mA, 1.8V (D1,D2)</text:p>
          </table:table-cell>
          <table:table-cell table:style-name="ce10" office:value-type="string">
            <text:p><text:a xlink:href="http://search.digikey.com/scripts/DkSearch/dksus.dll?Detail&amp;name=RR12P1.5KDCT-ND">http://search.digikey.com/scripts/DkSearch/dksus.dll?Detail&amp;name=RR12P1.5KDCT-ND</text:a> </text:p>
          </table:table-cell>
          <table:table-cell table:style-name="ce12" office:value-type="currency" office:currency="USD" office:value="0.148">
            <text:p>$0.15</text:p>
          </table:table-cell>
          <table:table-cell table:style-name="ce12" table:formula="of:=[.I21]*[.D21]" office:value-type="currency" office:currency="USD" office:value="0.296">
            <text:p>$0.30</text:p>
          </table:table-cell>
          <table:table-cell table:number-columns-repeated="1014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4" office:value-type="string">
            <text:p>SC1,SC2</text:p>
          </table:table-cell>
          <table:table-cell table:style-name="ce4" office:value-type="string">
            <text:p>vite_3mm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SCREW</text:p>
          </table:table-cell>
          <table:table-cell table:style-name="ce2" office:value-type="string">
            <text:p>--</text:p>
          </table:table-cell>
          <table:table-cell table:style-name="ce2" office:value-type="string">
            <text:p>Mounting holes – C3/C3Jr compatible</text:p>
          </table:table-cell>
          <table:table-cell table:style-name="ce2" office:value-type="string">
            <text:p>--</text:p>
          </table:table-cell>
          <table:table-cell table:style-name="ce12" office:value-type="currency" office:currency="USD" office:value="0">
            <text:p>$0.00</text:p>
          </table:table-cell>
          <table:table-cell table:style-name="ce12" table:formula="of:=[.I22]*[.D22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4" office:value-type="string">
            <text:p>SD1</text:p>
          </table:table-cell>
          <table:table-cell table:style-name="ce4" office:value-type="string">
            <text:p>Memory_Card_uSD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SD_CARD</text:p>
          </table:table-cell>
          <table:table-cell table:style-name="ce2" office:value-type="string">
            <text:p>101-00434-68-1-ND</text:p>
          </table:table-cell>
          <table:table-cell table:style-name="ce2" office:value-type="string">
            <text:p>CONN SIM+MICRO-SD 14PIN PCB GOLD</text:p>
          </table:table-cell>
          <table:table-cell table:style-name="ce2" office:value-type="string">
            <text:p><text:a xlink:href="http://search.digikey.com/us/en/products/101-00434-68/101-00434-68-1-ND/2187103">http://search.digikey.com/us/en/products/101-00434-68/101-00434-68-1-ND/2187103</text:a></text:p>
          </table:table-cell>
          <table:table-cell table:style-name="ce12" office:value-type="currency" office:currency="USD" office:value="2.226">
            <text:p>$2.23</text:p>
          </table:table-cell>
          <table:table-cell table:style-name="ce12" table:formula="of:=[.I23]*[.D23]" office:value-type="currency" office:currency="USD" office:value="2.226">
            <text:p>$2.23</text:p>
          </table:table-cell>
          <table:table-cell table:number-columns-repeated="1014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4" office:value-type="string">
            <text:p>SW1</text:p>
          </table:table-cell>
          <table:table-cell table:style-name="ce4" office:value-type="string">
            <text:p>Switch_Push_SPST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SW_PUSH</text:p>
          </table:table-cell>
          <table:table-cell table:style-name="ce2" office:value-type="string">
            <text:p>P12301SCT-ND</text:p>
          </table:table-cell>
          <table:table-cell table:style-name="ce2" office:value-type="string">
            <text:p>Reset SW</text:p>
          </table:table-cell>
          <table:table-cell table:style-name="ce10" office:value-type="string">
            <text:p><text:a xlink:href="http://search.digikey.com/us/en/products/EVQ-P2602W/P12301SCT-ND/593601">http://search.digikey.com/us/en/products/EVQ-P2602W/P12301SCT-ND/593601</text:a></text:p>
          </table:table-cell>
          <table:table-cell table:style-name="ce12" office:value-type="currency" office:currency="USD" office:value="0.72">
            <text:p>$0.72</text:p>
          </table:table-cell>
          <table:table-cell table:style-name="ce12" table:formula="of:=[.I24]*[.D24]" office:value-type="currency" office:currency="USD" office:value="0.72">
            <text:p>$0.72</text:p>
          </table:table-cell>
          <table:table-cell table:number-columns-repeated="1014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4" office:value-type="string">
            <text:p>U1</text:p>
          </table:table-cell>
          <table:table-cell table:style-name="ce4" office:value-type="string">
            <text:p>SOT23-3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MCP1700T-3302E/TT</text:p>
          </table:table-cell>
          <table:table-cell table:style-name="ce2" office:value-type="string">
            <text:p>MCP1700T3302ETTCT-ND</text:p>
          </table:table-cell>
          <table:table-cell table:style-name="ce2" office:value-type="string">
            <text:p>3.3V Regulator</text:p>
          </table:table-cell>
          <table:table-cell table:style-name="ce10" office:value-type="string">
            <text:p><text:a xlink:href="http://search.digikey.com/us/en/products/MCP1700T-3302E%2FTT/MCP1700T3302ETTCT-ND/652677">http://search.digikey.com/us/en/products/MCP1700T-3302E%2FTT/MCP1700T3302ETTCT-ND/652677</text:a></text:p>
          </table:table-cell>
          <table:table-cell table:style-name="ce12" office:value-type="currency" office:currency="USD" office:value="0.37">
            <text:p>$0.37</text:p>
          </table:table-cell>
          <table:table-cell table:style-name="ce12" table:formula="of:=[.I25]*[.D25]" office:value-type="currency" office:currency="USD" office:value="0.37">
            <text:p>$0.37</text:p>
          </table:table-cell>
          <table:table-cell table:number-columns-repeated="1014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4" office:value-type="string">
            <text:p>U2</text:p>
          </table:table-cell>
          <table:table-cell table:style-name="ce4" office:value-type="string">
            <text:p>SO14E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74HC125</text:p>
          </table:table-cell>
          <table:table-cell table:style-name="ce2" office:value-type="string">
            <text:p>MC74HC125ADGOS-ND</text:p>
          </table:table-cell>
          <table:table-cell table:style-name="ce2" office:value-type="string">
            <text:p>296-1192-1-ND – alternative</text:p>
          </table:table-cell>
          <table:table-cell table:style-name="ce10" office:value-type="string">
            <text:p><text:a xlink:href="http://search.digikey.com/scripts/DkSearch/dksus.dll?Detail&amp;name=MC74HC125ADGOS-ND">http://search.digikey.com/scripts/DkSearch/dksus.dll?Detail&amp;name=MC74HC125ADGOS-ND</text:a> </text:p>
          </table:table-cell>
          <table:table-cell table:style-name="ce12" office:value-type="currency" office:currency="USD" office:value="0.44">
            <text:p>$0.44</text:p>
          </table:table-cell>
          <table:table-cell table:style-name="ce12" table:formula="of:=[.I26]*[.D26]" office:value-type="currency" office:currency="USD" office:value="0.44">
            <text:p>$0.44</text:p>
          </table:table-cell>
          <table:table-cell table:number-columns-repeated="1014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4" office:value-type="string">
            <text:p>U3</text:p>
          </table:table-cell>
          <table:table-cell table:style-name="ce4" office:value-type="string">
            <text:p>SOT23-5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MIC5219-5.0BM5</text:p>
          </table:table-cell>
          <table:table-cell table:style-name="ce2" office:value-type="string">
            <text:p>576-2770-1-ND</text:p>
          </table:table-cell>
          <table:table-cell table:style-name="ce2" office:value-type="string">
            <text:p>5.0V Regulator</text:p>
          </table:table-cell>
          <table:table-cell table:style-name="ce10" office:value-type="string">
            <text:p><text:a xlink:href="http://search.digikey.com/scripts/DkSearch/dksus.dll?Detail&amp;name=576-2770-1-ND">http://search.digikey.com/scripts/DkSearch/dksus.dll?Detail&amp;name=576-2770-1-ND</text:a> </text:p>
          </table:table-cell>
          <table:table-cell table:style-name="ce12" office:value-type="currency" office:currency="USD" office:value="1.43">
            <text:p>$1.43</text:p>
          </table:table-cell>
          <table:table-cell table:style-name="ce12" table:formula="of:=[.I27]*[.D27]" office:value-type="currency" office:currency="USD" office:value="1.43">
            <text:p>$1.43</text:p>
          </table:table-cell>
          <table:table-cell table:number-columns-repeated="1014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4" office:value-type="string">
            <text:p>U4</text:p>
          </table:table-cell>
          <table:table-cell table:style-name="ce4" office:value-type="string">
            <text:p>DS3231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DS3231N</text:p>
          </table:table-cell>
          <table:table-cell table:style-name="ce2" office:value-type="string">
            <text:p>DS3231S#-ND</text:p>
          </table:table-cell>
          <table:table-cell table:style-name="ce2" office:value-type="string">
            <text:p>RTC</text:p>
          </table:table-cell>
          <table:table-cell table:style-name="ce10" office:value-type="string">
            <text:p><text:a xlink:href="http://search.digikey.com/scripts/DkSearch/dksus.dll?Detail&amp;name=DS3231S%23-ND">http://search.digikey.com/scripts/DkSearch/dksus.dll?Detail&amp;name=DS3231S%23-ND</text:a> </text:p>
          </table:table-cell>
          <table:table-cell table:style-name="ce12" office:value-type="currency" office:currency="USD" office:value="8.82">
            <text:p>$8.82</text:p>
          </table:table-cell>
          <table:table-cell table:style-name="ce12" table:formula="of:=[.I28]*[.D28]" office:value-type="currency" office:currency="USD" office:value="8.82">
            <text:p>$8.82</text:p>
          </table:table-cell>
          <table:table-cell table:number-columns-repeated="1014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4" office:value-type="string">
            <text:p>X1</text:p>
          </table:table-cell>
          <table:table-cell table:style-name="ce4" office:value-type="string">
            <text:p>XTAL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CRYSTAL</text:p>
          </table:table-cell>
          <table:table-cell table:style-name="ce2" office:value-type="string">
            <text:p>478-6622-1-ND</text:p>
          </table:table-cell>
          <table:table-cell table:style-name="ce2" office:value-type="string">
            <text:p>16MHz Crystal, SMD</text:p>
          </table:table-cell>
          <table:table-cell table:style-name="ce10" office:value-type="string">
            <text:p><text:a xlink:href="http://search.digikey.com/us/en/products/CX3225GB16000D0HEQZ1/478-6622-1-ND/2665884">http://search.digikey.com/us/en/products/CX3225GB16000D0HEQZ1/478-6622-1-ND/2665884</text:a></text:p>
          </table:table-cell>
          <table:table-cell table:style-name="ce12" office:value-type="currency" office:currency="USD" office:value="1.066">
            <text:p>$1.07</text:p>
          </table:table-cell>
          <table:table-cell table:style-name="ce12" table:formula="of:=[.I29]*[.D29]" office:value-type="currency" office:currency="USD" office:value="1.066">
            <text:p>$1.07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table:number-columns-repeated="2"/>
          <table:table-cell table:style-name="ce7"/>
          <table:table-cell table:style-name="ce4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4" table:number-columns-repeated="2"/>
          <table:table-cell table:style-name="ce7"/>
          <table:table-cell table:style-name="ce4"/>
          <table:table-cell table:style-name="ce4"/>
          <table:table-cell table:style-name="ce4" office:value-type="string">
            <text:p>(for component purchase qty of 10 nos)</text:p>
          </table:table-cell>
          <table:table-cell table:style-name="ce1" office:value-type="string">
            <text:p>TOTAL</text:p>
          </table:table-cell>
          <table:table-cell table:style-name="ce11" table:formula="of:=SUM([.I2:.I29])" office:value-type="currency" office:currency="USD" office:value="36.3708333333333">
            <text:p>$36.37</text:p>
          </table:table-cell>
          <table:table-cell table:style-name="ce11" table:formula="of:=SUM([.J2:.J29])" office:value-type="currency" office:currency="USD" office:value="38.7008333333333">
            <text:p>$38.70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number-columns-repeated="2"/>
          <table:table-cell table:number-columns-repeated="1019"/>
        </table:table-row>
        <table:table-row table:style-name="ro2">
          <table:table-cell table:number-columns-repeated="3"/>
          <table:table-cell table:number-columns-repeated="2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4"/>
          <table:table-cell table:style-name="ce9" office:value-type="string">
            <text:p>SD_CARD</text:p>
          </table:table-cell>
          <table:table-cell table:style-name="ce9" office:value-type="string">
            <text:p>2041021-3</text:p>
          </table:table-cell>
          <table:table-cell table:style-name="ce9" office:value-type="string">
            <text:p>Tyco-TE Connectivity – Mfg. Data</text:p>
          </table:table-cell>
          <table:table-cell table:style-name="ce9"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style-name="ce13" table:formula="of:=0*[.D31]" office:value-type="currency" office:currency="USD" office:value="0">
            <text:p>$0.00</text:p>
          </table:table-cell>
          <table:table-cell table:style-name="ce13" table:formula="of:=0*[.E31]" office:value-type="currency" office:currency="USD" office:value="0">
            <text:p>$0.0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9"/>
          <table:table-cell table:style-name="ce9" office:value-type="string">
            <text:p>35R2925</text:p>
          </table:table-cell>
          <table:table-cell table:style-name="ce9" office:value-type="string">
            <text:p>Newark element 14 online</text:p>
          </table:table-cell>
          <table:table-cell table:style-name="ce9"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style-name="ce13" table:formula="of:=1.99*[.D32]" office:value-type="currency" office:currency="USD" office:value="0">
            <text:p>$0.00</text:p>
          </table:table-cell>
          <table:table-cell table:style-name="ce13" table:formula="of:=1.99*[.E32]" office:value-type="currency" office:currency="USD" office:value="0">
            <text:p>$0.0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9"/>
          <table:table-cell table:style-name="ce9" office:value-type="string">
            <text:p>A101492CT-ND</text:p>
          </table:table-cell>
          <table:table-cell table:style-name="ce9" office:value-type="string">
            <text:p>Digikey</text:p>
          </table:table-cell>
          <table:table-cell table:style-name="ce9"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style-name="ce13" table:formula="of:=0*[.D33]" office:value-type="currency" office:currency="USD" office:value="0">
            <text:p>$0.00</text:p>
          </table:table-cell>
          <table:table-cell table:style-name="ce13" table:formula="of:=0*[.E33]" office:value-type="currency" office:currency="USD" office:value="0">
            <text:p>$0.00</text:p>
          </table:table-cell>
          <table:table-cell table:number-columns-repeated="1014"/>
        </table:table-row>
        <table:table-row table:style-name="ro2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5">11/15/2011</text:date>, <text:time>22:2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15T22:24:44</dc:date>
    <dc:creator>Samata </dc:creator>
    <meta:generator>LibreOffice/3.4$Linux LibreOffice_project/340m1$Build-302</meta:generator>
    <meta:editing-duration>PT2H26M14S</meta:editing-duration>
    <meta:editing-cycles>5</meta:editing-cycles>
    <meta:document-statistic meta:table-count="1" meta:cell-count="310" meta:object-count="0"/>
  </office:meta>
</office:document-meta>
</file>